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Mono" svg:font-family="'Liberation Mono', 'Courier New', 'DejaVu Sans Mono', Courier, 'Lucida Sans Typewriter', 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528in"/>
    </style:style>
    <style:style style:name="co2" style:family="table-column">
      <style:table-column-properties fo:break-before="auto" style:column-width="1.0846in"/>
    </style:style>
    <style:style style:name="co3" style:family="table-column">
      <style:table-column-properties fo:break-before="auto" style:column-width="1.016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5661in"/>
    </style:style>
    <style:style style:name="co6" style:family="table-column">
      <style:table-column-properties fo:break-before="auto" style:column-width="1.1917in"/>
    </style:style>
    <style:style style:name="co7" style:family="table-column">
      <style:table-column-properties fo:break-before="auto" style:column-width="1.18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54in" fo:break-before="auto" style:use-optimal-row-height="true"/>
    </style:style>
    <style:style style:name="ro3" style:family="table-row">
      <style:table-row-properties style:row-height="0.4835in" fo:break-before="auto" style:use-optimal-row-height="true"/>
    </style:style>
    <style:style style:name="ro4" style:family="table-row">
      <style:table-row-properties style:row-height="0.32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pertanyaan</text:p>
          </table:table-cell>
          <table:table-cell office:value-type="string" calcext:value-type="string">
            <text:p>@iwansetiawan</text:p>
          </table:table-cell>
          <table:table-cell office:value-type="string" calcext:value-type="string">
            <text:p>@mentaripagi</text:p>
          </table:table-cell>
          <table:table-cell office:value-type="string" calcext:value-type="string">
            <text:p>@AgMo</text:p>
          </table:table-cell>
          <table:table-cell office:value-type="string" calcext:value-type="string">
            <text:p>@Asu</text:p>
          </table:table-cell>
          <table:table-cell office:value-type="string" calcext:value-type="string">
            <text:p>@baguspurnomo</text:p>
          </table:table-cell>
          <table:table-cell office:value-type="string" calcext:value-type="string">
            <text:p>@wiryayudayana</text:p>
          </table:table-cell>
          <table:table-cell office:value-type="string" calcext:value-type="string">
            <text:p>@acongtan</text:p>
          </table:table-cell>
        </table:table-row>
        <table:table-row table:style-name="ro2">
          <table:table-cell office:value-type="string" calcext:value-type="string">
            <text:p>Apakah boleh menamai variabel dengan 24jam_diatas_roda_berputar?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akah boleh menamai variabel dengan janda1/3dis?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akah boleh menamai variabel dengan putus_cinta_biasa_putus_rem_mati_kita?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pakah variabel ini sama atau beda, beratnyarindumu_Takseberatmuatanku sama dengan beratnyarindumu_takseberatmuatanku?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bus_kedua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ubus_ketiga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segi_panjang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segi_panjang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segi_panjang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engah_lingkara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ekarang tugas teman-teman mencari atribut atribut lain dalam jumlah nominal angka berdasarkan balok-balok mainan di atas. Bisa?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Diantara variabel yang dinamai oleh Iwan masih ada satu yang tidak bisa dibaca oleh python. Variabel mana?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na bilangan bulat dan mana bilangan pecahan?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variabel_pertama = ?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string" calcext:value-type="string">
            <text:p>variabel_kedua = ?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string" calcext:value-type="string">
            <text:p>variabel_ketiga = ?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string" calcext:value-type="string">
            <text:p>variabel_keempat = ?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ariabel_ketiga * variabel_keempat == variabel_pertama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iabel_kelima &lt; variabel_kedua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iabel_kelima == variabel_kelima % variabel_kedua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iabel_keempat &gt;= variabel_pertama / variabel_ketig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iabel_pertama * variabel_kedua &lt;= variabel_kelim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2 + 2 == 4 / 2 AND 4 * 4 &lt; 2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x = 4, y = 5, x + y == 9 OR x * y != 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x = 4, y = 5, NOT(x * y != 9) AND NOT(4 * 4 &gt; 20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variabel_ketiga * variabel_keempat == variabel_pertam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variabel_kelima &lt; variabel_kedu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>
            <text:p>variabel_kelima == variabel_kelima % variabel_kedu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>
            <text:p>variabel_keempat &gt;= variabel_pertama / variabel_ketig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>
            <text:p>variabel_pertama * variabel_kedua &lt;= variabel_kelim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Mono" svg:font-family="'Liberation Mono', 'Courier New', 'DejaVu Sans Mono', Courier, 'Lucida Sans Typewriter', 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2-13T14:07:34.452522374</meta:creation-date>
    <dc:date>2020-02-13T14:24:21.879155063</dc:date>
    <meta:editing-duration>PT6M37S</meta:editing-duration>
    <meta:editing-cycles>1</meta:editing-cycles>
    <meta:document-statistic meta:table-count="1" meta:cell-count="106" meta:object-count="0"/>
    <meta:generator>LibreOffice/6.3.4.2$MacOSX_X86_64 LibreOffice_project/60da17e045e08f1793c57c00ba83cdfce946d0aa</meta:generator>
    <meta:user-defined meta:name=""/>
  </office:meta>
</office:document-meta>
</file>